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id2D&lt; Type &gt;( Width, Height <text:span text:style-name="T1">[, InitValue]</text:span> )</text:p>
      <text:p text:style-name="Standard">Grid Container Type</text:p>
      <text:p text:style-name="P1"/>
      <text:p text:style-name="P1">Grid.Height()</text:p>
      <text:p text:style-name="P1">Grid.Width()</text:p>
      <text:p text:style-name="Standard">Get the dimensions.</text:p>
      <text:p text:style-name="Standard"/>
      <text:p text:style-name="P1">Grid.Size()</text:p>
      <text:p text:style-name="P2">Number of elements (Width*Height).</text:p>
      <text:p text:style-name="P2"/>
      <text:p text:style-name="Standard"/>
      <text:p text:style-name="P1">Grid( x, y ) = 10;</text:p>
      <text:p text:style-name="P1">Var = Grid( x, y );</text:p>
      <text:p text:style-name="Standard">Index a grid.</text:p>
      <text:p text:style-name="Standard"/>
      <text:p text:style-name="P1">Grid.Wrap( x, y ) = Value;</text:p>
      <text:p text:style-name="P1">Value = Grid.Wrap( x, y );</text:p>
      <text:p text:style-name="Standard">Index the grid, wrapping co-ordinates around per axis.</text:p>
      <text:p text:style-name="Standard"/>
      <text:p text:style-name="P1">Grid.NextWrap( x, y ) = Value;</text:p>
      <text:p text:style-name="P1">Value = Grid.NextWrap( x, y );</text:p>
      <text:p text:style-name="Standard">Index the grid, wrapping similar to “word wrap”, going to the next line, and back to the top.</text:p>
      <text:p text:style-name="Standard"/>
      <text:p text:style-name="P1">Grid.Clip( x. y ) = Value;</text:p>
      <text:p text:style-name="P1">Value = Grid.Clip( x, y );</text:p>
      <text:p text:style-name="Standard">Index the grid, aligning to the edges of the grid.</text:p>
      <text:p text:style-name="Standard"/>
      <text:p text:style-name="P1">Value = Grid.DeadClip( x, y <text:span text:style-name="T1">[, DeadValue] </text:span>);</text:p>
      <text:p text:style-name="Standard">Index the grid, returning the Dead Value if you you index outside.</text:p>
      <text:p text:style-name="P2"/>
      <text:p text:style-name="P2"/>
      <text:p text:style-name="P1">Grid.ClipX( x. y ) = Value;</text:p>
      <text:p text:style-name="P1">Value = Grid.ClipX( x, y );</text:p>
      <text:p text:style-name="P1">Grid.ClipY( x. y ) = Value;</text:p>
      <text:p text:style-name="P1">Value = Grid.ClipY( x, y );</text:p>
      <text:p text:style-name="Standard">Index the grid, aligning only the mentioned axis.</text:p>
      <text:p text:style-name="P2"/>
      <text:p text:style-name="P1">Grid.WrapX( x, y ) = Value;</text:p>
      <text:p text:style-name="P1">Value = Grid.WrapX( x, y );</text:p>
      <text:p text:style-name="P1">Grid.WrapY( x, y ) = Value;</text:p>
      <text:p text:style-name="P1">Value = Grid.WrapY( x, y );</text:p>
      <text:p text:style-name="Standard">Index the grid, wrapping only the mentioned axis</text:p>
      <text:p text:style-name="P2"/>
      <text:p text:style-name="P2"/>
      <text:p text:style-name="P7"/>
      <text:p text:style-name="P1">Clipped_X = Grid.ClipX( x );</text:p>
      <text:p text:style-name="P1">Clipped_Y = Grid.ClipY( y );</text:p>
      <text:p text:style-name="Standard">Clip x or y co-ordinates to the dimensions of a Grid.</text:p>
      <text:p text:style-name="Standard"/>
      <text:p text:style-name="P1">Wrapped_X = Grid.WrapX( x );</text:p>
      <text:p text:style-name="P1">Wrapped_Y = Grid.WrapY( y );</text:p>
      <text:p text:style-name="Standard">Wrap x or y co-ordinates to the dimensions of a Grid.</text:p>
      <text:p text:style-name="Standard"/>
      <text:p text:style-name="P1">X1 = Grid.TrimX1( <text:span text:style-name="T1">[EmptyValue]</text:span> );</text:p>
      <text:p text:style-name="P1">Y1 = Grid.TrimY1( <text:span text:style-name="T1">[EmptyValue] </text:span>);</text:p>
      <text:p text:style-name="P1">X2 = Grid.TrimX2(<text:span text:style-name="T1"> [EmptyValue] </text:span>);</text:p>
      <text:p text:style-name="P1">Y2 = Grid.TrimY2(<text:span text:style-name="T1"> [EmptyValue] </text:span>);</text:p>
      <text:p text:style-name="Standard">Get x and y values for trimming a grid. <text:s/>Can specify a value other than the generated default (zero).</text:p>
      <text:p text:style-name="Standard"/>
      <text:p text:style-name="Standard"/>
      <text:p text:style-name="P1">X = FirstX( x, y, Value );</text:p>
      <text:p text:style-name="P1">Y = FirstY( x, y, Value );</text:p>
      <text:p text:style-name="P1">X = LastX( x, y, Value );</text:p>
      <text:p text:style-name="P1">Y = LastY( x, y, Value );</text:p>
      <text:p text:style-name="Standard">Returns the first or last occurrence of a value relative to the passed position.</text:p>
      <text:p text:style-name="Standard"/>
      <text:p text:style-name="P1">X = FirstNotX( x, y, Value );</text:p>
      <text:p text:style-name="P1">Y = FirstNotY( x, y, Value );</text:p>
      <text:p text:style-name="P1">X = LastNotX( x, y, Value );</text:p>
      <text:p text:style-name="P1">Y = LastNotY( x, y, Value );</text:p>
      <text:p text:style-name="Standard">Returns the first or last non occurrence of a value relative to the passed position.</text:p>
      <text:p text:style-name="Standard"/>
      <text:p text:style-name="P1">X = FirstLineX( y, Value );</text:p>
      <text:p text:style-name="P1">Y = FirstLineY( x, Value );</text:p>
      <text:p text:style-name="P1">X = LastLineX( y, Value );</text:p>
      <text:p text:style-name="P1">Y = LastLineY( x, Value );</text:p>
      <text:p text:style-name="Standard">Returns the first or last occurrence of a value on a line.</text:p>
      <text:p text:style-name="Standard"/>
      <text:p text:style-name="P1">X = FirstLineNotX( y, Value );</text:p>
      <text:p text:style-name="P1">Y = FirstLineNotY( x, Value );</text:p>
      <text:p text:style-name="P1">X = LastLineNotX( y, Value );</text:p>
      <text:p text:style-name="P1">Y = LastLineNotY( x, Value );</text:p>
      <text:p text:style-name="Standard">Returns the first or last non occurrence of a value on a line.</text:p>
      <text:p text:style-name="Standard"/>
      <text:p text:style-name="P3"/>
      <text:p text:style-name="P1">Grid[ index ] = 10;</text:p>
      <text:p text:style-name="P1">Var = Grid[ index ];</text:p>
      <text:p text:style-name="Standard">Index a grid, using a direct index.</text:p>
      <text:p text:style-name="Standard"/>
      <text:p text:style-name="P1">MyIndex = Grid.Index( x, y );</text:p>
      <text:p text:style-name="Standard">Generate an Index from a co-ordinate.</text:p>
      <text:p text:style-name="Standard"/>
      <text:p text:style-name="P1">MyIndex = Grid.IndexWrap( x, y );</text:p>
      <text:p text:style-name="Standard"><text:span text:style-name="T2">MyIndex = Grid.IndexWrapX( x, y );</text:span></text:p>
      <text:p text:style-name="Standard"><text:span text:style-name="T2">MyIndex = Grid.IndexWrapY( x, y );</text:span></text:p>
      <text:p text:style-name="Standard">Generate an Index from a co-ordinate, wrapping about all or mentioned axis.</text:p>
      <text:p text:style-name="Standard"/>
      <text:p text:style-name="P1">MyIndex = Grid.IndexNextWrap( x, y );</text:p>
      <text:p text:style-name="Standard">Generate an Index from a co-ordinate, wrapping to next lines and the top, like word wrapping.</text:p>
      <text:p text:style-name="Standard"/>
      <text:p text:style-name="P1">MyIndex = Grid.IndexClip( x, y );</text:p>
      <text:p text:style-name="P1">MyIndex = Grid.IndexClipX( x, y );</text:p>
      <text:p text:style-name="P1">MyIndex = Grid.IndexClipY( x, y );</text:p>
      <text:p text:style-name="P1"><text:span text:style-name="T3">Generate an Index from a co-ordinate, clipping to edges about all or mentioned axis.</text:span></text:p>
      <text:p text:style-name="P7"/>
      <text:p text:style-name="P1">Grid.Fill( <text:span text:style-name="T1">[Value] </text:span>);</text:p>
      <text:p text:style-name="P2">Fill a grid with a value.</text:p>
      <text:p text:style-name="P2"/>
      <text:p text:style-name="P1">Grid.Resize( Width, Height <text:span text:style-name="T1">[, InitValue]</text:span> );</text:p>
      <text:p text:style-name="Standard">Resize aligning the existing data to the center.</text:p>
      <text:p text:style-name="Standard"/>
      <text:p text:style-name="P1">Grid.ResizeAlign( Width, Height, Xalign, Yalign <text:span text:style-name="T1">[, InitValue]</text:span> );</text:p>
      <text:p text:style-name="Standard">Resize aligning the the existing data to an edge. <text:s/>-1 is left and top. <text:s/>+1 is bottom and right. <text:s/>0 is center.</text:p>
      <text:p text:style-name="Standard"/>
      <text:p text:style-name="P1">Grid.SetWidth( Value <text:span text:style-name="T1">[, InitValue]</text:span> );</text:p>
      <text:p text:style-name="P1">Grid.SetWidthCenter( Value <text:span text:style-name="T1">[, InitValue] </text:span>);</text:p>
      <text:p text:style-name="P1">Grid.SetWidthLeft( Value <text:span text:style-name="T1">[, InitValue]</text:span> );</text:p>
      <text:p text:style-name="P1">Grid.SetWidthRight( Value <text:span text:style-name="T1">[, InitValue]</text:span> );</text:p>
      <text:p text:style-name="Standard">Set dimensions, aligning the existing contents respectfully.</text:p>
      <text:p text:style-name="Standard"/>
      <text:p text:style-name="P1">Grid.SetHeight( Value <text:span text:style-name="T1">[, InitValue]</text:span> );</text:p>
      <text:p text:style-name="P1">Grid.SetHeightCenter( Value <text:span text:style-name="T1">[, InitValue] </text:span>);</text:p>
      <text:p text:style-name="P1">Grid.SetHeightTop( Value <text:span text:style-name="T1">[, InitValue]</text:span> );</text:p>
      <text:p text:style-name="P1">Grid.SetHeightBottom( Value <text:span text:style-name="T1">[, InitValue]</text:span> );</text:p>
      <text:p text:style-name="Standard">Set dimensions, aligning the existing contents respectfully.</text:p>
      <text:p text:style-name="Standard"/>
      <text:p text:style-name="Standard"/>
      <text:p text:style-name="P1">NewGrid = Grid2D&lt;Type&gt;::RotateCW( OldGrid );</text:p>
      <text:p text:style-name="P1">NewGrid = Grid2D&lt;Type&gt;::RotateCCW( OldGrid );</text:p>
      <text:p text:style-name="P1">NewGrid = Grid.RotateCW();</text:p>
      <text:p text:style-name="P1">NewGrid = Grid.RotateCCW();</text:p>
      <text:p text:style-name="Standard">return a copy of the grid, rotated 90 degrees either Clockwise or Counter Clockwise.</text:p>
      <text:p text:style-name="Standard"/>
      <text:p text:style-name="P1">NewGrid = Grid2D&lt;Type&gt;::FlipX( OldGrid );</text:p>
      <text:p text:style-name="P1">NewGrid = Grid2D&lt;Type&gt;::FlipY( OldGrid );</text:p>
      <text:p text:style-name="P1">NewGrid = Grid.FlipX();</text:p>
      <text:p text:style-name="P1">NewGrid = Grid.FlipY();</text:p>
      <text:p text:style-name="Standard">return a copy of the grid, all values flipped about the specified axis.</text:p>
      <text:p text:style-name="Standard"/>
      <text:p text:style-name="Standard"/>
      <text:p text:style-name="P1">NewGrid = Grid2D&lt;Type&gt;::Trim( OldGrid, <text:span text:style-name="T1">[, TestValue]</text:span> );</text:p>
      <text:p text:style-name="P1">NewGrid = Grid.Trim( <text:span text:style-name="T1">[TestValue]</text:span> );</text:p>
      <text:p text:style-name="Standard">Return the smallest possible grid that contains all the same information.</text:p>
      <text:p text:style-name="Standard"/>
      <text:p text:style-name="P1">NewGrid = Grid2D&lt;Type&gt;::Crop( OldGrid, x1, y1, x2, y2 );</text:p>
      <text:p text:style-name="P1">NewGrid = Grid.Crop( x1, y1, x2, y2 );</text:p>
      <text:p text:style-name="Standard">Return a cropped version of the grid given the co-ordinate pairs.</text:p>
      <text:p text:style-name="P3"/>
      <text:p text:style-name="P1">NewGrid = Grid2D&lt;Type&gt;::Copy( OldGrid, NewWidth, NewHeight, SrcX, SrcY, DestX, DestY, <text:span text:style-name="T1">[, InitValue]</text:span> );</text:p>
      <text:p text:style-name="P2">Copy the contents of a grid to another. <text:s/>Positional clipping control (as opposed to Resize and ResizeAlign).</text:p>
      <text:p text:style-name="Standard"/>
      <text:p text:style-name="Standard"/>
      <text:p text:style-name="P1">NewGrid = Grid2D&lt;Type&gt;::Merge( GridA, GridB, ax, ay, bx, by <text:span text:style-name="T1">[, InitValue]</text:span> );</text:p>
      <text:p text:style-name="Standard">Given two grids, and positions, merge them together in to a single grid.</text:p>
      <text:p text:style-name="Standard"/>
      <text:p text:style-name="P1">NewGrid = Grid2D&lt;Type&gt;::MergeBlend( GridA, GridB, ax, ay, bx, by, TestValue <text:span text:style-name="T1">[, InitValue]</text:span> );</text:p>
      <text:p text:style-name="Standard">Like Merge, but if the values on the grids is TestValue, the value is not copied.</text:p>
      <text:p text:style-name="Standard"/>
      <text:p text:style-name="P1">NewGrid = Grid2D&lt;Type&gt;::MergeBlendOnly( GridA, GridB, ax, ay, bx, by, TestValue <text:span text:style-name="T1">[, InitValue]</text:span> );</text:p>
      <text:p text:style-name="Standard">Like MergeBlend, but it copies only occurrences of value of TestValue.</text:p>
      <text:p text:style-name="Standard"/>
      <text:p text:style-name="P1">NewGrid = Grid2D&lt;Type&gt;::MergeBlendMask( GridA, GridB, ax, ay, bx, by, TestValue, MaskValue <text:span text:style-name="T1">[, InitValue]</text:span> );</text:p>
      <text:p text:style-name="Standard">Like MergeBlend, but all values not TestValue become MaskValue.</text:p>
      <text:p text:style-name="Standard"/>
      <text:p text:style-name="P1">NewGrid = Grid2D&lt;Type&gt;::MergeBlendOnlyMask( GridA, GridB, ax, ay, bx, by, TestValue, MaskValue <text:span text:style-name="T1">[, InitValue]</text:span> );</text:p>
      <text:p text:style-name="Standard">Like MergeBlendOnly, but all values of TestValue become MaskValue.</text:p>
      <text:p text:style-name="Standard"/>
      <text:p text:style-name="Standard"/>
      <text:p text:style-name="P3"/>
      <text:p text:style-name="P1">Count = Grid.Count( TestValue );</text:p>
      <text:p text:style-name="Standard">Return the number of instances of TestValue.</text:p>
      <text:p text:style-name="P1"/>
      <text:p text:style-name="P1">Count = Grid.CountNot( TestValue );</text:p>
      <text:p text:style-name="Standard">Return the number of non instances of TestValue.</text:p>
      <text:p text:style-name="Standard"/>
      <text:p text:style-name="P1">Count = Grid.CountAdjacentX( x, y <text:span text:style-name="T1">[, TestValue]</text:span> );</text:p>
      <text:p text:style-name="P1">Count = Grid.CountAdjacentY( x, y <text:span text:style-name="T1">[, TestValue] </text:span>);</text:p>
      <text:p text:style-name="Standard">Return the number of neighboring instances of TestValue, about the point and mentioned axis.</text:p>
      <text:p text:style-name="Standard"/>
      <text:p text:style-name="P1">Count = Grid.CountLineX( y, TestValue );</text:p>
      <text:p text:style-name="P1">Count = Grid.CountLineY( x, TestValue );</text:p>
      <text:p text:style-name="Standard">Return the number of instances of TestValue on a line, specified by axis.</text:p>
      <text:p text:style-name="Standard"/>
      <text:p text:style-name="Standard"/>
      <text:p text:style-name="P1">Grid2D&lt;int&gt; AdjGrid = Grid.GenerateAdjacentXAdjacencyGrid( x, y <text:span text:style-name="T1">[, TestValue]</text:span> );</text:p>
      <text:p text:style-name="P1">Grid2D&lt;int&gt; AdjGrid = Grid.GenerateAdjacentYAdjacencyGrid( x, y <text:span text:style-name="T1">[, TestValue]</text:span> );</text:p>
      <text:p text:style-name="Standard">Generate an Adjacency Grid (A grid of integer values) containing the relative distance in tiles for each matched value about an axis.</text:p>
      <text:p text:style-name="Standard"/>
      <text:p text:style-name="P1">Grid2D&lt;int&gt; Grid = Grid.GenerateAdjacentXDistanceGrid( x, y <text:span text:style-name="T1">[, TestValue]</text:span> );</text:p>
      <text:p text:style-name="P1">Grid2D&lt;int&gt; Grid = Grid.GenerateAdjacentYDistanceGrid( x, y <text:span text:style-name="T1">[, TestValue]</text:span> );</text:p>
      <text:p text:style-name="Standard">Generate a Distance Grid (A grid of integer values) containing the relative distance in tiles for each matched value about an axis.</text:p>
      <text:p text:style-name="Standard"/>
      <text:p text:style-name="Standard">With axis align adjacency tests, Adjacency Grids and Distance Grids are exactly the same. <text:s/>Adjacency is how far away a tile is travel wise. <text:s/>Distance is how far away a tile is physically (actual distance, where diagonally counts as 2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7-12-16T04:12:09</meta:creation-date>
    <dc:creator>Mike Kasprzak</dc:creator>
    <dc:date>2008-06-23T19:23:56</dc:date>
    <meta:editing-cycles>34</meta:editing-cycles>
    <meta:editing-duration>PT2H17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38" meta:word-count="964" meta:character-count="6659"/>
  </office:meta>
</office:document-meta>
</file>